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254cm" fo:min-width="6.004cm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73cm"/>
      <style:paragraph-properties style:writing-mode="lr-tb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037cm" fo:min-width="1.596cm"/>
    </style:style>
    <style:style style:name="gr5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83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039cm" fo:min-width="0cm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53cm"/>
      <style:paragraph-properties style:writing-mode="lr-tb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1.255cm" fo:min-width="3.514cm"/>
    </style:style>
    <style:style style:name="gr12" style:family="graphic" style:parent-style-name="standard">
      <style:graphic-properties draw:stroke="none" svg:stroke-color="#000000" draw:fill="none" draw:fill-color="#ffffff" fo:min-height="1.101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7pt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6pt" style:font-size-complex="6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04cm" svg:height="1.504cm" svg:x="1.481cm" svg:y="1.43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936cm" svg:y1="4.069cm" svg:x2="4.936cm" svg:y2="2.905cm">
          <text:p/>
        </draw:line>
        <draw:frame draw:style-name="gr3" draw:text-style-name="P3" draw:layer="layout" svg:width="5.703cm" svg:height="1.523cm" svg:x="1.329cm" svg:y="1.536cm">
          <draw:text-box>
            <text:p><text:span text:style-name="T1">make_table: ... <text:s text:c="7"/>lookup: … <text:s text:c="7"/></text:span></text:p>
            <text:p><text:span text:style-name="T1">memoize: ... <text:s text:c="11"/>insert: ...</text:span></text:p>
            <text:p><text:span text:style-name="T1">memo_fib: ... <text:s text:c="10"/></text:span></text:p>
            <text:p><text:span text:style-name="T1"/></text:p>
          </draw:text-box>
        </draw:frame>
        <draw:custom-shape draw:style-name="gr4" draw:text-style-name="P1" draw:layer="layout" svg:width="2.096cm" svg:height="1.287cm" svg:x="3.971cm" svg:y="4.0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444cm" svg:height="0.742cm" svg:x="3.222cm" svg:y="4.006cm">
          <draw:text-box>
            <text:p><text:span text:style-name="T2">E1</text:span></text:p>
          </draw:text-box>
        </draw:frame>
        <draw:frame draw:style-name="gr6" draw:text-style-name="P4" draw:layer="layout" svg:width="1.917cm" svg:height="1.133cm" svg:x="3.845cm" svg:y="4.194cm">
          <draw:text-box>
            <text:p><text:span text:style-name="T2">f: ...</text:span></text:p>
            <text:p><text:span text:style-name="T2">table: ...</text:span></text:p>
          </draw:text-box>
        </draw:frame>
        <draw:custom-shape draw:style-name="gr7" draw:text-style-name="P1" draw:layer="layout" svg:width="0.409cm" svg:height="0.409cm" svg:x="1.33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09cm" svg:height="0.409cm" svg:x="1.74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.531cm" svg:y1="5.101cm" svg:x2="1.531cm" svg:y2="6.134cm">
          <text:p/>
        </draw:line>
        <draw:line draw:style-name="gr2" draw:text-style-name="P2" draw:layer="layout" svg:x1="1.949cm" svg:y1="4.81cm" svg:x2="3.536cm" svg:y2="4.81cm">
          <text:p/>
        </draw:line>
        <draw:line draw:style-name="gr9" draw:text-style-name="P2" draw:layer="layout" svg:x1="1.949cm" svg:y1="5.127cm" svg:x2="1.949cm" svg:y2="4.81cm">
          <text:p/>
        </draw:line>
        <draw:line draw:style-name="gr8" draw:text-style-name="P2" draw:layer="layout" svg:x1="1.831cm" svg:y1="2.701cm" svg:x2="1.831cm" svg:y2="4.81cm">
          <text:p/>
        </draw:line>
        <draw:frame draw:style-name="gr10" draw:text-style-name="P5" draw:layer="layout" svg:width="2.44cm" svg:height="1.203cm" svg:x="1.1cm" svg:y="6.069cm">
          <draw:text-box>
            <text:p><text:span text:style-name="T3">Parameters: x</text:span></text:p>
            <text:p><text:span text:style-name="T3">Body: </text:span></text:p>
            <text:p><text:span text:style-name="T3">const previously...</text:span></text:p>
          </draw:text-box>
        </draw:frame>
        <draw:line draw:style-name="gr2" draw:text-style-name="P2" draw:layer="layout" svg:x1="4.936cm" svg:y1="6.509cm" svg:x2="4.936cm" svg:y2="5.345cm">
          <text:p/>
        </draw:line>
        <draw:custom-shape draw:style-name="gr11" draw:text-style-name="P1" draw:layer="layout" svg:width="4.014cm" svg:height="1.505cm" svg:x="3.971cm" svg:y="6.4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444cm" svg:height="0.742cm" svg:x="3.222cm" svg:y="6.446cm">
          <draw:text-box>
            <text:p><text:span text:style-name="T2">E2</text:span></text:p>
          </draw:text-box>
        </draw:frame>
        <draw:frame draw:style-name="gr12" draw:text-style-name="P4" draw:layer="layout" svg:width="4.457cm" svg:height="1.351cm" svg:x="3.845cm" svg:y="6.634cm">
          <draw:text-box>
            <text:p><text:span text:style-name="T2">x: 3</text:span></text:p>
            <text:p><text:span text:style-name="T2">previously_computed_result: fal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4-01-01T16:11:14.052615855</dc:date>
    <meta:editing-duration>PT2H4M53S</meta:editing-duration>
    <meta:editing-cycles>19</meta:editing-cycles>
    <meta:generator>LibreOffice/7.4.7.2$Linux_X86_64 LibreOffice_project/40$Build-2</meta:generator>
    <meta:document-statistic meta:object-count="17"/>
  </office:meta>
</office:document-meta>
</file>